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5e3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t us consider <text:bookmark text:name="MathJax-Element-1-Frame"/><text:span text:style-name="T1">s </text:span>is the height of the tree.<text:line-break/><text:line-break/>If the current season is summer one, height will increase by one unit, i.e. s++<text:line-break/>Else, season will be monsoon and height will be twice, i.e. <text:bookmark text:name="MathJax-Element-2-Frame"/><text:span text:style-name="T1">s = 2 * s</text:span><text:line-break/>The two seasons then alternate.</text:p>
      <text:p text:style-name="Standard"/>
      <text:p text:style-name="Standard"/>
      <text:p text:style-name="Preformatted_20_Text"><text:span text:style-name="Source_20_Text">There is a pattern on the height every year.</text:span></text:p>
      <text:p text:style-name="Preformatted_20_Text"/>
      <text:p text:style-name="Preformatted_20_Text"><text:span text:style-name="Source_20_Text">original height: 1</text:span></text:p>
      <text:p text:style-name="Preformatted_20_Text"/>
      <text:p text:style-name="Preformatted_20_Text"><text:span text:style-name="Source_20_Text">year 1 (2 cycles) : 1*2+1 = 3 </text:span></text:p>
      <text:p text:style-name="Preformatted_20_Text"><text:span text:style-name="Source_20_Text">year 2 (4 cycles) : 3*2+1 = 7</text:span></text:p>
      <text:p text:style-name="Preformatted_20_Text"><text:span text:style-name="Source_20_Text">year 3 (6 cycles) : 7*2+1 = 15</text:span></text:p>
      <text:p text:style-name="Preformatted_20_Text"><text:span text:style-name="Source_20_Text">year 4 (8 cycles) : 15*2+1 = 31</text:span></text:p>
      <text:p text:style-name="Preformatted_20_Text"><text:span text:style-name="Source_20_Text">year 5 (10 cycles) : 31*2+1 = 63</text:span></text:p>
      <text:p text:style-name="Preformatted_20_Text"/>
      <text:p text:style-name="Preformatted_20_Text"><text:span text:style-name="Source_20_Text">and you can notice the value in binary is like this</text:span></text:p>
      <text:p text:style-name="Preformatted_20_Text"/>
      <text:p text:style-name="Preformatted_20_Text"><text:span text:style-name="Source_20_Text">year 1 (2 cycles) : 1*2+1 = 3 <text:s text:c="4"/>-&gt; <text:s text:c="5"/>11 </text:span></text:p>
      <text:p text:style-name="Preformatted_20_Text"><text:span text:style-name="Source_20_Text">year 2 (4 cycles) : 3*2+1 = 7 <text:s text:c="4"/>-&gt; <text:s text:c="4"/>111</text:span></text:p>
      <text:p text:style-name="Preformatted_20_Text"><text:span text:style-name="Source_20_Text">year 3 (6 cycles) : 7*2+1 = 15 <text:s text:c="3"/>-&gt; <text:s text:c="3"/>1111</text:span></text:p>
      <text:p text:style-name="Preformatted_20_Text"><text:span text:style-name="Source_20_Text">year 4 (8 cycles) : 15*2+1 = 31 <text:s text:c="2"/>-&gt; <text:s text:c="2"/>11111</text:span></text:p>
      <text:p text:style-name="Preformatted_20_Text"><text:span text:style-name="Source_20_Text">year 5 (10 cycles) : 31*2+1 = 63 <text:s/>-&gt; <text:s/>111111</text:span></text:p>
      <text:p text:style-name="Preformatted_20_Text"/>
      <text:p text:style-name="Preformatted_20_Text"/>
      <text:p text:style-name="Preformatted_20_Text"><text:span text:style-name="Source_20_Text">you can get the answer by putting 1 as much as (year + 1).</text:span></text:p>
      <text:p text:style-name="Preformatted_20_Text"><text:span text:style-name="Source_20_Text">how to make this? shift 1 by (year + 1) and subtract 1.</text:span></text:p>
      <text:p text:style-name="Preformatted_20_Text"/>
      <text:p text:style-name="Preformatted_20_Text"><text:span text:style-name="Source_20_Text">straight forward bit calculation is this:</text:span></text:p>
      <text:p text:style-name="Preformatted_20_Text"/>
      <text:p text:style-name="Preformatted_20_Text"><text:span text:style-name="Source_20_Text">(1&lt;&lt;((N&gt;&gt;1)+1))-1</text:span></text:p>
      <text:p text:style-name="Preformatted_20_Text"><text:span text:style-name="Source_20_Text">* N&gt;&gt;1 : devide N by 2 to get year</text:span></text:p>
      <text:p text:style-name="Preformatted_20_Text"><text:span text:style-name="Source_20_Text">1 &lt;&lt; (year+1) : if year is 5, it will make 1000000</text:span></text:p>
      <text:p text:style-name="Preformatted_20_Text"><text:span text:style-name="Source_20_Text">-1 will make 1000000 to 111111.</text:span></text:p>
      <text:p text:style-name="Preformatted_20_Text"/>
      <text:p text:style-name="Preformatted_20_Text"><text:span text:style-name="Source_20_Text">if cycle is odd, that means the tree will be doubled again.</text:span></text:p>
      <text:p text:style-name="Preformatted_20_Text"/>
      <text:p text:style-name="Preformatted_20_Text"><text:span text:style-name="Source_20_Text">((1&lt;&lt;((N&gt;&gt;1)+1))-1) &lt;&lt; n%2</text:span></text:p>
      <text:p text:style-name="Preformatted_20_Text"/>
      <text:p text:style-name="Preformatted_20_Text"/>
      <text:p text:style-name="Preformatted_20_Text"><text:span text:style-name="Source_20_Text">This is another fomulation using NOT instead</text:span></text:p>
      <text:p text:style-name="P1"><text:span text:style-name="Source_20_Text">~(~1&lt;&lt;(n&gt;&gt;1)) &lt;&lt; n%2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21:41:25.141759893</meta:creation-date>
    <dc:date>2016-12-10T18:54:55.763849896</dc:date>
    <meta:editing-duration>PT1H39M20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25" meta:word-count="246" meta:character-count="1148" meta:non-whitespace-character-count="895"/>
  </office:meta>
</office:document-meta>
</file>